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paragraph-rsid="00ae8355"/>
    </style:style>
    <style:style style:name="P5" style:family="paragraph" style:parent-style-name="Standard">
      <style:paragraph-properties fo:line-height="200%"/>
      <style:text-properties officeooo:rsid="00341663" officeooo:paragraph-rsid="0060f766"/>
    </style:style>
    <style:style style:name="P6" style:family="paragraph" style:parent-style-name="Standard">
      <style:paragraph-properties fo:line-height="200%"/>
      <style:text-properties officeooo:rsid="009df833" officeooo:paragraph-rsid="009df833"/>
    </style:style>
    <style:style style:name="P7" style:family="paragraph" style:parent-style-name="Standard">
      <style:paragraph-properties fo:line-height="200%"/>
      <style:text-properties officeooo:paragraph-rsid="00ae8355"/>
    </style:style>
    <style:style style:name="P8" style:family="paragraph" style:parent-style-name="Standard">
      <style:paragraph-properties fo:line-height="200%"/>
      <style:text-properties officeooo:paragraph-rsid="0139b746"/>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style:style style:name="T8" style:family="text">
      <style:text-properties officeooo:rsid="006c6160"/>
    </style:style>
    <style:style style:name="T9" style:family="text">
      <style:text-properties officeooo:rsid="00729fd2"/>
    </style:style>
    <style:style style:name="T10" style:family="text">
      <style:text-properties officeooo:rsid="0078ff40"/>
    </style:style>
    <style:style style:name="T11" style:family="text">
      <style:text-properties officeooo:rsid="007987d7"/>
    </style:style>
    <style:style style:name="T12" style:family="text">
      <style:text-properties officeooo:rsid="00883890"/>
    </style:style>
    <style:style style:name="T13" style:family="text">
      <style:text-properties fo:font-style="italic" officeooo:rsid="008acc79" style:font-style-asian="italic" style:font-style-complex="italic"/>
    </style:style>
    <style:style style:name="T14" style:family="text">
      <style:text-properties fo:font-style="italic" officeooo:rsid="00bf1454" style:font-style-asian="italic" style:font-style-complex="italic"/>
    </style:style>
    <style:style style:name="T15" style:family="text">
      <style:text-properties fo:font-style="italic" officeooo:rsid="00e0cbf0" style:font-style-asian="italic" style:font-style-complex="italic"/>
    </style:style>
    <style:style style:name="T16" style:family="text">
      <style:text-properties fo:font-style="italic" officeooo:rsid="012d1a0f" style:font-style-asian="italic" style:font-style-complex="italic"/>
    </style:style>
    <style:style style:name="T17" style:family="text">
      <style:text-properties officeooo:rsid="008cab0b"/>
    </style:style>
    <style:style style:name="T18" style:family="text">
      <style:text-properties officeooo:rsid="0094fd97"/>
    </style:style>
    <style:style style:name="T19" style:family="text">
      <style:text-properties officeooo:rsid="00953fec"/>
    </style:style>
    <style:style style:name="T20" style:family="text">
      <style:text-properties officeooo:rsid="00977940"/>
    </style:style>
    <style:style style:name="T21" style:family="text">
      <style:text-properties officeooo:rsid="0098fd65"/>
    </style:style>
    <style:style style:name="T22" style:family="text">
      <style:text-properties officeooo:rsid="009952c7"/>
    </style:style>
    <style:style style:name="T23" style:family="text">
      <style:text-properties officeooo:rsid="0099c129"/>
    </style:style>
    <style:style style:name="T24" style:family="text">
      <style:text-properties fo:font-style="normal" officeooo:rsid="00bf1454" style:font-style-asian="normal" style:font-style-complex="normal"/>
    </style:style>
    <style:style style:name="T25" style:family="text">
      <style:text-properties fo:font-style="normal" officeooo:rsid="00c21757" style:font-style-asian="normal" style:font-style-complex="normal"/>
    </style:style>
    <style:style style:name="T26" style:family="text">
      <style:text-properties fo:font-style="normal" officeooo:rsid="00c43ba9" style:font-style-asian="normal" style:font-style-complex="normal"/>
    </style:style>
    <style:style style:name="T27" style:family="text">
      <style:text-properties fo:font-style="normal" officeooo:rsid="00c4b131" style:font-style-asian="normal" style:font-style-complex="normal"/>
    </style:style>
    <style:style style:name="T28" style:family="text">
      <style:text-properties fo:font-style="normal" officeooo:rsid="00c5c795" style:font-style-asian="normal" style:font-style-complex="normal"/>
    </style:style>
    <style:style style:name="T29" style:family="text">
      <style:text-properties fo:font-style="normal" officeooo:rsid="00c94613" style:font-style-asian="normal" style:font-style-complex="normal"/>
    </style:style>
    <style:style style:name="T30" style:family="text">
      <style:text-properties fo:font-style="normal" officeooo:rsid="00cb2412" style:font-style-asian="normal" style:font-style-complex="normal"/>
    </style:style>
    <style:style style:name="T31" style:family="text">
      <style:text-properties fo:font-style="normal" officeooo:rsid="00cb7a88" style:font-style-asian="normal" style:font-style-complex="normal"/>
    </style:style>
    <style:style style:name="T32" style:family="text">
      <style:text-properties fo:font-style="normal" officeooo:rsid="00ccf8b4" style:font-style-asian="normal" style:font-style-complex="normal"/>
    </style:style>
    <style:style style:name="T33" style:family="text">
      <style:text-properties fo:font-style="normal" officeooo:rsid="00cd3d57" style:font-style-asian="normal" style:font-style-complex="normal"/>
    </style:style>
    <style:style style:name="T34" style:family="text">
      <style:text-properties fo:font-style="normal" officeooo:rsid="00cf3301" style:font-style-asian="normal" style:font-style-complex="normal"/>
    </style:style>
    <style:style style:name="T35" style:family="text">
      <style:text-properties fo:font-style="normal" officeooo:rsid="00cfd361" style:font-style-asian="normal" style:font-style-complex="normal"/>
    </style:style>
    <style:style style:name="T36" style:family="text">
      <style:text-properties fo:font-style="normal" officeooo:rsid="00d13191" style:font-style-asian="normal" style:font-style-complex="normal"/>
    </style:style>
    <style:style style:name="T37" style:family="text">
      <style:text-properties fo:font-style="normal" officeooo:rsid="00d1ec09" style:font-style-asian="normal" style:font-style-complex="normal"/>
    </style:style>
    <style:style style:name="T38" style:family="text">
      <style:text-properties fo:font-style="normal" officeooo:rsid="00d7ccc0" style:font-style-asian="normal" style:font-style-complex="normal"/>
    </style:style>
    <style:style style:name="T39" style:family="text">
      <style:text-properties fo:font-style="normal" officeooo:rsid="00d9569c" style:font-style-asian="normal" style:font-style-complex="normal"/>
    </style:style>
    <style:style style:name="T40" style:family="text">
      <style:text-properties fo:font-style="normal" officeooo:rsid="00da2197" style:font-style-asian="normal" style:font-style-complex="normal"/>
    </style:style>
    <style:style style:name="T41" style:family="text">
      <style:text-properties fo:font-style="normal" officeooo:rsid="00dae513" style:font-style-asian="normal" style:font-style-complex="normal"/>
    </style:style>
    <style:style style:name="T42" style:family="text">
      <style:text-properties fo:font-style="normal" officeooo:rsid="00db1c05" style:font-style-asian="normal" style:font-style-complex="normal"/>
    </style:style>
    <style:style style:name="T43" style:family="text">
      <style:text-properties fo:font-style="normal" officeooo:rsid="00dbb521" style:font-style-asian="normal" style:font-style-complex="normal"/>
    </style:style>
    <style:style style:name="T44" style:family="text">
      <style:text-properties fo:font-style="normal" officeooo:rsid="00dd82f6" style:font-style-asian="normal" style:font-style-complex="normal"/>
    </style:style>
    <style:style style:name="T45" style:family="text">
      <style:text-properties fo:font-style="normal" officeooo:rsid="00dda82d" style:font-style-asian="normal" style:font-style-complex="normal"/>
    </style:style>
    <style:style style:name="T46" style:family="text">
      <style:text-properties fo:font-style="normal" officeooo:rsid="00df7cfd" style:font-style-asian="normal" style:font-style-complex="normal"/>
    </style:style>
    <style:style style:name="T47" style:family="text">
      <style:text-properties fo:font-style="normal" officeooo:rsid="00e0cbf0" style:font-style-asian="normal" style:font-style-complex="normal"/>
    </style:style>
    <style:style style:name="T48" style:family="text">
      <style:text-properties fo:font-style="normal" officeooo:rsid="00e12cc0" style:font-style-asian="normal" style:font-style-complex="normal"/>
    </style:style>
    <style:style style:name="T49" style:family="text">
      <style:text-properties fo:font-style="normal" officeooo:rsid="00e231ef" style:font-style-asian="normal" style:font-style-complex="normal"/>
    </style:style>
    <style:style style:name="T50" style:family="text">
      <style:text-properties fo:font-style="normal" officeooo:rsid="00e24e80" style:font-style-asian="normal" style:font-style-complex="normal"/>
    </style:style>
    <style:style style:name="T51" style:family="text">
      <style:text-properties fo:font-style="normal" officeooo:rsid="00e3e294" style:font-style-asian="normal" style:font-style-complex="normal"/>
    </style:style>
    <style:style style:name="T52" style:family="text">
      <style:text-properties fo:font-style="normal" officeooo:rsid="00e4246b" style:font-style-asian="normal" style:font-style-complex="normal"/>
    </style:style>
    <style:style style:name="T53" style:family="text">
      <style:text-properties fo:font-style="normal" officeooo:rsid="00e66b48" style:font-style-asian="normal" style:font-style-complex="normal"/>
    </style:style>
    <style:style style:name="T54" style:family="text">
      <style:text-properties fo:font-style="normal" officeooo:rsid="00e6bd18" style:font-style-asian="normal" style:font-style-complex="normal"/>
    </style:style>
    <style:style style:name="T55" style:family="text">
      <style:text-properties fo:font-style="normal" officeooo:rsid="00e7bf93" style:font-style-asian="normal" style:font-style-complex="normal"/>
    </style:style>
    <style:style style:name="T56" style:family="text">
      <style:text-properties fo:font-style="normal" officeooo:rsid="00e8cd16" style:font-style-asian="normal" style:font-style-complex="normal"/>
    </style:style>
    <style:style style:name="T57" style:family="text">
      <style:text-properties fo:font-style="normal" officeooo:rsid="00e9c045" style:font-style-asian="normal" style:font-style-complex="normal"/>
    </style:style>
    <style:style style:name="T58" style:family="text">
      <style:text-properties fo:font-style="normal" officeooo:rsid="00ee6802" style:font-style-asian="normal" style:font-style-complex="normal"/>
    </style:style>
    <style:style style:name="T59" style:family="text">
      <style:text-properties fo:font-style="normal" officeooo:rsid="00ef5ad8" style:font-style-asian="normal" style:font-style-complex="normal"/>
    </style:style>
    <style:style style:name="T60" style:family="text">
      <style:text-properties fo:font-style="normal" officeooo:rsid="00ffc52c" style:font-style-asian="normal" style:font-style-complex="normal"/>
    </style:style>
    <style:style style:name="T61" style:family="text">
      <style:text-properties fo:font-style="normal" officeooo:rsid="01023c0b" style:font-style-asian="normal" style:font-style-complex="normal"/>
    </style:style>
    <style:style style:name="T62" style:family="text">
      <style:text-properties fo:font-style="normal" officeooo:rsid="0102a429" style:font-style-asian="normal" style:font-style-complex="normal"/>
    </style:style>
    <style:style style:name="T63" style:family="text">
      <style:text-properties fo:font-style="normal" officeooo:rsid="010390db" style:font-style-asian="normal" style:font-style-complex="normal"/>
    </style:style>
    <style:style style:name="T64" style:family="text">
      <style:text-properties fo:font-style="normal" officeooo:rsid="0106ad1c" style:font-style-asian="normal" style:font-style-complex="normal"/>
    </style:style>
    <style:style style:name="T65" style:family="text">
      <style:text-properties fo:font-style="normal" officeooo:rsid="010a315f" style:font-style-asian="normal" style:font-style-complex="normal"/>
    </style:style>
    <style:style style:name="T66" style:family="text">
      <style:text-properties fo:font-style="normal" officeooo:rsid="010ac104" style:font-style-asian="normal" style:font-style-complex="normal"/>
    </style:style>
    <style:style style:name="T67" style:family="text">
      <style:text-properties fo:font-style="normal" officeooo:rsid="010ac711" style:font-style-asian="normal" style:font-style-complex="normal"/>
    </style:style>
    <style:style style:name="T68" style:family="text">
      <style:text-properties fo:font-style="normal" officeooo:rsid="010c4c66" style:font-style-asian="normal" style:font-style-complex="normal"/>
    </style:style>
    <style:style style:name="T69" style:family="text">
      <style:text-properties fo:font-style="normal" officeooo:rsid="010f4613" style:font-style-asian="normal" style:font-style-complex="normal"/>
    </style:style>
    <style:style style:name="T70" style:family="text">
      <style:text-properties fo:font-style="normal" officeooo:rsid="010f9895" style:font-style-asian="normal" style:font-style-complex="normal"/>
    </style:style>
    <style:style style:name="T71" style:family="text">
      <style:text-properties fo:font-style="normal" officeooo:rsid="0110019f" style:font-style-asian="normal" style:font-style-complex="normal"/>
    </style:style>
    <style:style style:name="T72" style:family="text">
      <style:text-properties fo:font-style="normal" officeooo:rsid="01114db7" style:font-style-asian="normal" style:font-style-complex="normal"/>
    </style:style>
    <style:style style:name="T73" style:family="text">
      <style:text-properties fo:font-style="normal" officeooo:rsid="01124d3c" style:font-style-asian="normal" style:font-style-complex="normal"/>
    </style:style>
    <style:style style:name="T74" style:family="text">
      <style:text-properties fo:font-style="normal" officeooo:rsid="011387f6" style:font-style-asian="normal" style:font-style-complex="normal"/>
    </style:style>
    <style:style style:name="T75" style:family="text">
      <style:text-properties fo:font-style="normal" officeooo:rsid="011589b7" style:font-style-asian="normal" style:font-style-complex="normal"/>
    </style:style>
    <style:style style:name="T76" style:family="text">
      <style:text-properties fo:font-style="normal" officeooo:rsid="01171e6d" style:font-style-asian="normal" style:font-style-complex="normal"/>
    </style:style>
    <style:style style:name="T77" style:family="text">
      <style:text-properties fo:font-style="normal" officeooo:rsid="01190b81" style:font-style-asian="normal" style:font-style-complex="normal"/>
    </style:style>
    <style:style style:name="T78" style:family="text">
      <style:text-properties fo:font-style="normal" officeooo:rsid="011a2f8b" style:font-style-asian="normal" style:font-style-complex="normal"/>
    </style:style>
    <style:style style:name="T79" style:family="text">
      <style:text-properties fo:font-style="normal" officeooo:rsid="011ba862" style:font-style-asian="normal" style:font-style-complex="normal"/>
    </style:style>
    <style:style style:name="T80" style:family="text">
      <style:text-properties fo:font-style="normal" officeooo:rsid="011c8730" style:font-style-asian="normal" style:font-style-complex="normal"/>
    </style:style>
    <style:style style:name="T81" style:family="text">
      <style:text-properties fo:font-style="normal" officeooo:rsid="011f39c3" style:font-style-asian="normal" style:font-style-complex="normal"/>
    </style:style>
    <style:style style:name="T82" style:family="text">
      <style:text-properties fo:font-style="normal" officeooo:rsid="01203de1" style:font-style-asian="normal" style:font-style-complex="normal"/>
    </style:style>
    <style:style style:name="T83" style:family="text">
      <style:text-properties fo:font-style="normal" officeooo:rsid="0121ec5f" style:font-style-asian="normal" style:font-style-complex="normal"/>
    </style:style>
    <style:style style:name="T84" style:family="text">
      <style:text-properties fo:font-style="normal" officeooo:rsid="0123733e" style:font-style-asian="normal" style:font-style-complex="normal"/>
    </style:style>
    <style:style style:name="T85" style:family="text">
      <style:text-properties fo:font-style="normal" officeooo:rsid="0124ce18" style:font-style-asian="normal" style:font-style-complex="normal"/>
    </style:style>
    <style:style style:name="T86" style:family="text">
      <style:text-properties fo:font-style="normal" officeooo:rsid="01260a9c" style:font-style-asian="normal" style:font-style-complex="normal"/>
    </style:style>
    <style:style style:name="T87" style:family="text">
      <style:text-properties fo:font-style="normal" officeooo:rsid="0126e59b" style:font-style-asian="normal" style:font-style-complex="normal"/>
    </style:style>
    <style:style style:name="T88" style:family="text">
      <style:text-properties fo:font-style="normal" officeooo:rsid="0128ef65" style:font-style-asian="normal" style:font-style-complex="normal"/>
    </style:style>
    <style:style style:name="T89" style:family="text">
      <style:text-properties fo:font-style="normal" officeooo:rsid="01295c3a" style:font-style-asian="normal" style:font-style-complex="normal"/>
    </style:style>
    <style:style style:name="T90" style:family="text">
      <style:text-properties fo:font-style="normal" officeooo:rsid="0129f433" style:font-style-asian="normal" style:font-style-complex="normal"/>
    </style:style>
    <style:style style:name="T91" style:family="text">
      <style:text-properties fo:font-style="normal" officeooo:rsid="012d1a0f" style:font-style-asian="normal" style:font-style-complex="normal"/>
    </style:style>
    <style:style style:name="T92" style:family="text">
      <style:text-properties fo:font-style="normal" officeooo:rsid="012d395c" style:font-style-asian="normal" style:font-style-complex="normal"/>
    </style:style>
    <style:style style:name="T93" style:family="text">
      <style:text-properties fo:font-style="normal" officeooo:rsid="012df695" style:font-style-asian="normal" style:font-style-complex="normal"/>
    </style:style>
    <style:style style:name="T94" style:family="text">
      <style:text-properties fo:font-style="normal" officeooo:rsid="012ea33c" style:font-style-asian="normal" style:font-style-complex="normal"/>
    </style:style>
    <style:style style:name="T95" style:family="text">
      <style:text-properties fo:font-style="normal" officeooo:rsid="01304a67" style:font-style-asian="normal" style:font-style-complex="normal"/>
    </style:style>
    <style:style style:name="T96" style:family="text">
      <style:text-properties fo:font-style="normal" officeooo:rsid="01322441" style:font-style-asian="normal" style:font-style-complex="normal"/>
    </style:style>
    <style:style style:name="T97" style:family="text">
      <style:text-properties fo:font-style="normal" officeooo:rsid="0132aa3b" style:font-style-asian="normal" style:font-style-complex="normal"/>
    </style:style>
    <style:style style:name="T98" style:family="text">
      <style:text-properties fo:font-style="normal" officeooo:rsid="01340311" style:font-style-asian="normal" style:font-style-complex="normal"/>
    </style:style>
    <style:style style:name="T99" style:family="text">
      <style:text-properties fo:font-style="normal" officeooo:rsid="0135c749" style:font-style-asian="normal" style:font-style-complex="normal"/>
    </style:style>
    <style:style style:name="T100" style:family="text">
      <style:text-properties fo:font-style="normal" officeooo:rsid="013738c0" style:font-style-asian="normal" style:font-style-complex="normal"/>
    </style:style>
    <style:style style:name="T101" style:family="text">
      <style:text-properties fo:font-style="normal" officeooo:rsid="01377348" style:font-style-asian="normal" style:font-style-complex="normal"/>
    </style:style>
    <style:style style:name="T102" style:family="text">
      <style:text-properties fo:font-style="normal" officeooo:rsid="0137a735" style:font-style-asian="normal" style:font-style-complex="normal"/>
    </style:style>
    <style:style style:name="T103" style:family="text">
      <style:text-properties fo:font-style="normal" officeooo:rsid="01385ceb" style:font-style-asian="normal" style:font-style-complex="normal"/>
    </style:style>
    <style:style style:name="T104" style:family="text">
      <style:text-properties fo:font-style="normal" officeooo:rsid="0138b8a7" style:font-style-asian="normal" style:font-style-complex="normal"/>
    </style:style>
    <style:style style:name="T105" style:family="text">
      <style:text-properties fo:font-style="normal" officeooo:rsid="0139b746" style:font-style-asian="normal" style:font-style-complex="normal"/>
    </style:style>
    <style:style style:name="T106" style:family="text">
      <style:text-properties fo:font-style="normal" fo:font-weight="bold" officeooo:rsid="00ee6802" style:font-style-asian="normal" style:font-weight-asian="bold" style:font-style-complex="normal" style:font-weight-complex="bold"/>
    </style:style>
    <style:style style:name="T107" style:family="text">
      <style:text-properties fo:font-style="normal" fo:font-weight="bold" officeooo:rsid="00f57ff4" style:font-style-asian="normal" style:font-weight-asian="bold" style:font-style-complex="normal" style:font-weight-complex="bold"/>
    </style:style>
    <style:style style:name="T108" style:family="text">
      <style:text-properties fo:font-style="normal" fo:font-weight="normal" officeooo:rsid="00ee6802" style:font-style-asian="normal" style:font-weight-asian="normal" style:font-style-complex="normal" style:font-weight-complex="normal"/>
    </style:style>
    <style:style style:name="T109" style:family="text">
      <style:text-properties fo:font-style="normal" fo:font-weight="normal" officeooo:rsid="00f16c7c" style:font-style-asian="normal" style:font-weight-asian="normal" style:font-style-complex="normal" style:font-weight-complex="normal"/>
    </style:style>
    <style:style style:name="T110" style:family="text">
      <style:text-properties fo:font-style="normal" fo:font-weight="normal" officeooo:rsid="00f2f6e3" style:font-style-asian="normal" style:font-weight-asian="normal" style:font-style-complex="normal" style:font-weight-complex="normal"/>
    </style:style>
    <style:style style:name="T111" style:family="text">
      <style:text-properties fo:font-style="normal" fo:font-weight="normal" officeooo:rsid="00f31428" style:font-style-asian="normal" style:font-weight-asian="normal" style:font-style-complex="normal" style:font-weight-complex="normal"/>
    </style:style>
    <style:style style:name="T112" style:family="text">
      <style:text-properties fo:font-style="normal" fo:font-weight="normal" officeooo:rsid="00f3fcf6" style:font-style-asian="normal" style:font-weight-asian="normal" style:font-style-complex="normal" style:font-weight-complex="normal"/>
    </style:style>
    <style:style style:name="T113" style:family="text">
      <style:text-properties fo:font-style="normal" fo:font-weight="normal" officeooo:rsid="00f57ff4" style:font-style-asian="normal" style:font-weight-asian="normal" style:font-style-complex="normal" style:font-weight-complex="normal"/>
    </style:style>
    <style:style style:name="T114" style:family="text">
      <style:text-properties fo:font-style="normal" fo:font-weight="normal" officeooo:rsid="00f96ff2" style:font-style-asian="normal" style:font-weight-asian="normal" style:font-style-complex="normal" style:font-weight-complex="normal"/>
    </style:style>
    <style:style style:name="T115" style:family="text">
      <style:text-properties officeooo:rsid="00a67b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5"><text:tab/>“What is all this, Tia?” asked an astounded Leora.</text:p>
      <text:p text:style-name="P5"><text:tab/>“My home away from home.”</text:p>
      <text:p text:style-name="P3"><text:tab/><text:span text:style-name="T7">Tia walked her apprentice to the far side of the room where a vial of green liquid stood on a counter. “The bottle is synthetic blood. I took those instructions you gave me the other day from Twinleaf and I managed to make a sample of what I think you could drink, but now I need you to test it, love.”</text:span></text:p>
      <text:p text:style-name="P3"><text:soft-page-break/><text:tab/>“<text:span text:style-name="T8">Have you tested it with anyone...anything else, yet?” Leora asked nervously, picking up the bottle and uncorking it, taking a light whiff of the vanilla contents, the smell surprising her visibly.</text:span></text:p>
      <text:p text:style-name="P3"><text:tab/>“<text:span text:style-name="T9">The normal smell is quite putrid so far I’ll admit, so I needed to scent it, darling. I’ve taken a drink myself, and while it’s a tad bitter, I didn’t die, so there’s that. Bottoms up, now!” Althea coaxed coyly, gently reaching out to the bottle and pushing it upside for Leora to drink. The liquid itself did indeed have a bitter, if somewhat tangy taste to it that was akin to a mixture of coffee and tea. Nonetheless, it was palatable, and Leora took another drink shortly after, smiling towards the chinchilla. “Like it?” asked the doctor with a hopeful tone.</text:span></text:p>
      <text:p text:style-name="P3"><text:tab/>“<text:span text:style-name="T10">It’s drinkable ; thank you. I suppose we’ll see how my health is mixing this in with my diet.”</text:span></text:p>
      <text:p text:style-name="P3"><text:tab/>“<text:span text:style-name="T11">See we shall, love,” remarked Tia, walking over to her dining table on the far side of the cave and throwing off its tarp, unveiling another surprise: a work-in-progress blueprint for a para-glider.</text:span></text:p>
      <text:p text:style-name="P3"><text:tab/><text:span text:style-name="T12">Leora slowly walked over to the schematics and grazed their surface with her claw in astonishment. “I’ve...never seen such a thing like this before. Are these...</text:span><text:span text:style-name="T13">wings?</text:span><text:span text:style-name="T12">”</text:span></text:p>
      <text:p text:style-name="P3"><text:tab/>“<text:span text:style-name="T17">That they are. For you, my apprentice, I’m working on these miniature gliders for when you graduate my training.”</text:span></text:p>
      <text:p text:style-name="P3"><text:tab/>“<text:span text:style-name="T18">Miniature?”</text:span></text:p>
      <text:p text:style-name="P3"><text:tab/>“<text:span text:style-name="T19">They’ll be like real wings…yes, a miniature glider. You know what a glider is?”</text:span></text:p>
      <text:p text:style-name="P6">=</text:p>
      <text:p text:style-name="P3"><text:tab/>“<text:span text:style-name="T20">Isolation kept many things away from me; daddy never told me about such a thing!”</text:span></text:p>
      <text:p text:style-name="P3"><text:tab/>“<text:span text:style-name="T21">Perhaps he thought you’d be impossible to control...I’m sure he was trying to protect you,” said Althea, offering an explanation with the softest of inflection in her voice.</text:span></text:p>
      <text:p text:style-name="P3"><text:tab/>“<text:span text:style-name="T22">I...thank you, Althea. I can’t express my gratitude enough,” said Leora, a tear streaming down her cheek as she went to embrace Tia, who gave a warm smile as she reciprocated.</text:span></text:p>
      <text:p text:style-name="P3"><text:tab/>“<text:span text:style-name="T23">You can express gratitude by completing your training, love. Say, you can see the pipe in the center of the room? There’s a hatch in it: look through,” Althea requested, giving Leora a friendly kiss </text:span><text:soft-page-break/><text:span text:style-name="T23">on the cheek. The bat blushed as she quickly obeyed, figuring the doctor surely meant only a friendly gesture. Glancing up through the hatch in the center-pole, <text:s/>she discovered it was a periscope overlooking the beautiful rolling hills facing the front of the manor, a gasp of youthful excitement escaping her.</text:span></text:p>
      <text:p text:style-name="P4"><text:tab/>“<text:span text:style-name="T115">Top knob on the right is pitch – up &amp; down. Bottom knob is yaw – left &amp; right. Find something you like, and then play with the knob on the left, sweet,” the chinchilla encouraged, explaining her words to make sure she didn’t fall into another gap from Leora’s sheltered upbringing. Her new apprentice nodded without looking away, beginning to reorient the device with whimsy until she noticed a moving speck appearing to march down towards the clearing before the manor’s moat. Interested, she turned the left knob and yipped quietly as the image zoomed in to reveal finer detail. She identified the speck now as a large group...led by a couple of birds wearing the Hunt’s sigil – the broken bat. Leora felt as though the air had been ripped out of her, and she stepped back with a look of stunned terror, turning her head to face Althea. “What...what are the birds coming back here for with an </text:span><text:span text:style-name="T14">army</text:span><text:span text:style-name="T24">?</text:span><text:span text:style-name="T25">”</text:span></text:p>
      <text:p text:style-name="P4"><text:span text:style-name="T25"><text:tab/>“</text:span><text:span text:style-name="T26">Oh my. Stay here, doll, and try to relax. You’re safe,” assured Tia in a very unconcerned tone, </text:span><text:span text:style-name="T27">climbing back up the shaft that led them down, </text:span><text:span text:style-name="T28">while Leora took a seat at the table, trying to occupy herself by analyzing her future present. </text:span><text:span text:style-name="T29">When Tia </text:span><text:span text:style-name="T30">escaped the hatch, she ran to Lucius up in his office, </text:span><text:span text:style-name="T31">panting after the mad dash. “You need to come out to the front! Panama has returned with soldiers.”</text:span></text:p>
      <text:p text:style-name="P4"><text:span text:style-name="T31"><text:tab/>“</text:span><text:span text:style-name="T32">Grab Gwendolyn and have her meet me out there. Tell her to summon up the guard, </text:span><text:span text:style-name="T33">Ms. Sonnet,” </text:span><text:span text:style-name="T34">Lux ordered. </text:span><text:span text:style-name="T35">Tia nodded and ran over to Gwen’s quarters, while </text:span><text:span text:style-name="T36">Lucius </text:span><text:span text:style-name="T37">dressed himself in a warm blue robe hiding battle armament underneath. </text:span><text:span text:style-name="T38">He ascended the tallest tower in his abode, </text:span><text:span text:style-name="T39">crossing a bridge which linked it to the great wall </text:span><text:span text:style-name="T40">and </text:span><text:span text:style-name="T41">taking his position overlooking the moat. </text:span><text:span text:style-name="T42">Minutes later, Gwendolyn joined him </text:span><text:span text:style-name="T43">in a squawking fit.</text:span></text:p>
      <text:p text:style-name="P4"><text:span text:style-name="T43"><text:tab/>“</text:span><text:span text:style-name="T44">How dare they bring a military to your doorstep, milord! </text:span><text:span text:style-name="T45">They look like petty mercenaries ; I assure you the guard will have them dispatched hastily.”</text:span></text:p>
      <text:p text:style-name="P4"><text:soft-page-break/><text:span text:style-name="T45"><text:tab/>“</text:span><text:span text:style-name="T46">Settle down, Gwen. </text:span><text:span text:style-name="T47">Panama is in the lead, so this might not be a </text:span><text:span text:style-name="T48">violent conflict</text:span><text:span text:style-name="T47"> </text:span><text:span text:style-name="T15">quite</text:span><text:span text:style-name="T47"> yet,” </text:span><text:span text:style-name="T49">Lucius said, grabbing a bullhorn from a stand atop the wall and speaking clear through it as the belligerent force reached the wall. “</text:span><text:span text:style-name="T50">Greetings and salutations, my avian friends. What pray tell brings you back to my domain so soon? It appears you have more guests then I can hope to meet individually,” he joked.</text:span></text:p>
      <text:p text:style-name="P4"><text:span text:style-name="T50"><text:tab/></text:span><text:span text:style-name="T51">Cyrus was handed a bullhorn by one of the troops, and he replied, “</text:span><text:span text:style-name="T52">I’m afra</text:span><text:span text:style-name="T53">id, pardner, that we ain’t here for </text:span><text:span text:style-name="T54">no joshing round. </text:span><text:span text:style-name="T55">Myriad’s Courts accuse you of the genocide of Err, the last village of the bison known as the buffalo. </text:span><text:span text:style-name="T56">All y’all have to do is turn yourself in, and we can make this nice and easy – no blood.</text:span><text:span text:style-name="T57"> Panama here is even willing to sit down with ya over it,” offered the parrot, motioning to Panama who gave a predetermined nod, unable to understand well the language in use.</text:span></text:p>
      <text:p text:style-name="P4"><text:span text:style-name="T28"><text:tab/></text:span><text:span text:style-name="T58">Lucius took a step forward, leaning over the guardrail of the wall and shouting into the horn with </text:span><text:span text:style-name="T59">disorienting </text:span><text:span text:style-name="T58">anger, “How </text:span><text:span text:style-name="T106">dare</text:span><text:span text:style-name="T108"> you accuse me of such a heinous act! I should have my men kill you all where you stand for such insolence.”</text:span></text:p>
      <text:p text:style-name="P4"><text:span text:style-name="T108"><text:tab/></text:span><text:span text:style-name="T109">Panama had understood enough of Lucius’s threat, and so he ripped Cyrus’s horn from his talons and took the mouthpiece up to his own beak. “</text:span><text:span text:style-name="T110">Fire upon us, Lucius, </text:span><text:span text:style-name="T111">and you’ll start a war with </text:span><text:span text:style-name="T112">everyone. </text:span><text:span text:style-name="T113">You have a chance – again – to make good in my eyes,</text:span><text:span text:style-name="T107"> amigo</text:span><text:span text:style-name="T113">. </text:span><text:span text:style-name="T114">E</text:span><text:span text:style-name="T25">ntra en razón!” </text:span><text:span text:style-name="T60">Lucius stood still for but a mome</text:span><text:span text:style-name="T61">nt, regaining his composure, throwing down his horn, and raising his arms </text:span><text:span text:style-name="T62">in surrender, before beginning to climb down the wall from the </text:span><text:span text:style-name="T76">outside</text:span><text:span text:style-name="T62">, </text:span><text:span text:style-name="T63">Gwendolyn hurrying after him with a look of disma</text:span><text:span text:style-name="T64">y.</text:span></text:p>
      <text:p text:style-name="P4"><text:span text:style-name="T64"><text:tab/>“</text:span><text:span text:style-name="T65">Master Lucius, you cannot let these...these heathens take you! What will your subjects do without you here? How long are they going to keep you? Oh mi, es mal, es -”</text:span></text:p>
      <text:p text:style-name="P4"><text:span text:style-name="T65"><text:tab/>“</text:span><text:span text:style-name="T66">I</text:span><text:span text:style-name="T67">t’ll be </text:span><text:span text:style-name="T68">alright,</text:span><text:span text:style-name="T67"> </text:span><text:span text:style-name="T68">my dear. </text:span><text:span text:style-name="T69">It’s my responsibility as lord to protect you all, and this is the best way I can assure your safeties. </text:span><text:span text:style-name="T70">You are in charge while I’m gone, </text:span><text:span text:style-name="T71">though I suspect you’ll contend </text:span><text:span text:style-name="T72">with occupation by these men in the meantime. </text:span><text:span text:style-name="T73">Whatever you do, </text:span><text:span text:style-name="T74">don’t let them know of Leora.”</text:span></text:p>
      <text:p text:style-name="P4"><text:soft-page-break/><text:span text:style-name="T74"><text:tab/>“</text:span><text:span text:style-name="T75">But what would they want with her?” she inquired, as the two reached the bottom of the wall and began </text:span><text:span text:style-name="T77">to cross the moat after the drawbridge was lowered.</text:span></text:p>
      <text:p text:style-name="P4"><text:span text:style-name="T77"><text:tab/>“</text:span><text:span text:style-name="T78">She’s a vampire-bat, the last one. Forgive me that I can’t explain more,” </text:span><text:span text:style-name="T79">admitted Lucius, </text:span><text:span text:style-name="T80">seeing an astonished look on Gwen’s face as she gasped and halted for but a moment, before lowering her gaze down to the ground as continued to follow him.</text:span></text:p>
      <text:p text:style-name="P4"><text:span text:style-name="T80"><text:tab/>“Yes, milord. I swear to you on my life that I shan’t let her come to harm.” </text:span><text:span text:style-name="T81">The </text:span><text:span text:style-name="T82">duo reached the band of townsfolk led by their crow acquaintance, </text:span><text:span text:style-name="T83">with Gwendolyn stepping forward, tears welling in her eyes. “</text:span><text:span text:style-name="T84">Panama, </text:span><text:span text:style-name="T85">you’ve been here </text:span><text:span text:style-name="T86">before. </text:span><text:span text:style-name="T87">You’ve met Lucius, even if only briefly – you must see that this is not in his character. </text:span><text:span text:style-name="T88">Tu must believe mi when I say he’d never commit such an act!</text:span><text:span text:style-name="T87">”</text:span></text:p>
      <text:p text:style-name="P4"><text:span text:style-name="T87"><text:tab/>“</text:span><text:span text:style-name="T89">I don’t know what to believe anymore </text:span><text:span text:style-name="T90">about him, </text:span><text:span text:style-name="T16">bonita</text:span><text:span text:style-name="T91">,” </text:span><text:span text:style-name="T92">said Panama, </text:span><text:span text:style-name="T93">stepping forward </text:span><text:span text:style-name="T94">and placing a talon upon both the hen and the cat’s shoulders, “</text:span><text:span text:style-name="T95">I must return here after</text:span><text:span text:style-name="T96"> I bring your master to </text:span><text:span text:style-name="T97">court </text:span><text:span text:style-name="T98">and question him, Gwendolyn, then at least we can sort this out – together. </text:span><text:span text:style-name="T99">Lucius, I don’t condemn you – not yet. </text:span><text:span text:style-name="T100">But this all looks bad to me, and to my friend Cyrus. </text:span><text:span text:style-name="T101">Please, come with me now and let’s not draw out the unpleasantness.”</text:span></text:p>
      <text:p text:style-name="P8"><text:span text:style-name="T101"><text:tab/></text:span><text:span text:style-name="T102">Lucius began to walk into the crowd, before Gwendolyn trapped him in the tightest of embraces, </text:span><text:span text:style-name="T103">bursting out into tears. “Please, promise you’ll come back to us, milord…” </text:span></text:p>
      <text:p text:style-name="P8"><text:span text:style-name="T105">The cat kissed her cheek and patted her head. “I promis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4-02T09:08:46.655950806</dc:date>
    <meta:editing-duration>PT21H42M22S</meta:editing-duration>
    <meta:editing-cycles>283</meta:editing-cycles>
    <meta:generator>LibreOffice/6.3.5.2$Linux_X86_64 LibreOffice_project/30$Build-2</meta:generator>
    <meta:document-statistic meta:table-count="0" meta:image-count="0" meta:object-count="0" meta:page-count="5" meta:paragraph-count="38" meta:word-count="1760" meta:character-count="9888" meta:non-whitespace-character-count="8116"/>
  </office:meta>
</office:document-meta>
</file>